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charset="x-symbol"/>
    <style:font-face style:name="OpenSymbol1" svg:font-family="OpenSymbol" style:font-adornments="Regular" style:font-pitch="variable" style:font-charset="x-symbol"/>
    <style:font-face style:name="Symbol" svg:font-family="Symbol" style:font-adornments="Regular" style:font-pitch="variable" style:font-charset="x-symbol"/>
    <style:font-face style:name="F" svg:font-family="" style:font-family-generic="swis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Calibri" svg:font-family="Calibri" style:font-family-generic="roman" style:font-pitch="variable"/>
    <style:font-face style:name="Liberation Mono1" svg:font-family="'Liberation Mono'"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Mono2" svg:font-family="'Liberation Mono'" style:font-family-generic="system" style:font-pitch="variable"/>
    <style:font-face style:name="OpenSymbol2" svg:font-family="OpenSymbol" style:font-family-generic="system" style:font-pitch="variable"/>
    <style:font-face style:name="Symbol1" svg:font-family="Symbol" style:font-family-generic="system" style:font-pitch="variable"/>
    <style:font-face style:name="Wingdings1" svg:font-family="Wingdings" style:font-family-generic="system" style:font-pitch="variable"/>
  </office:font-face-decls>
  <office:automatic-styles>
    <style:style style:name="P1" style:family="paragraph" style:parent-style-name="Standard">
      <style:paragraph-properties fo:orphans="2" fo:widows="2" fo:hyphenation-ladder-count="no-limit"/>
      <style:text-properties style:font-name="Liberation Sans1" fo:font-size="16pt" fo:font-weight="bold" style:font-size-asian="16pt" style:font-weight-asian="bold" style:font-size-complex="16pt" style:font-weight-complex="bold" fo:hyphenate="true" fo:hyphenation-remain-char-count="2" fo:hyphenation-push-char-count="2"/>
    </style:style>
    <style:style style:name="P2" style:family="paragraph" style:parent-style-name="Standard">
      <style:text-properties fo:language="en" fo:country="US"/>
    </style:style>
    <style:style style:name="P3" style:family="paragraph" style:parent-style-name="Text_20_body" style:list-style-name="WWNum2">
      <style:paragraph-properties>
        <style:tab-stops>
          <style:tab-stop style:position="0cm"/>
        </style:tab-stops>
      </style:paragraph-properties>
    </style:style>
    <style:style style:name="P4" style:family="paragraph" style:parent-style-name="Text_20_body" style:list-style-name="WWNum3"/>
    <style:style style:name="P5" style:family="paragraph" style:parent-style-name="Text_20_body" style:list-style-name="WWNum4"/>
    <style:style style:name="P6" style:family="paragraph" style:parent-style-name="Text_20_body" style:list-style-name="WWNum2">
      <style:paragraph-properties fo:margin-top="0cm" fo:margin-bottom="0cm" style:contextual-spacing="false">
        <style:tab-stops>
          <style:tab-stop style:position="0cm"/>
        </style:tab-stops>
      </style:paragraph-properties>
    </style:style>
    <style:style style:name="P7" style:family="paragraph" style:parent-style-name="Heading_20_1" style:list-style-name="WWNum1"/>
    <style:style style:name="P8" style:family="paragraph" style:parent-style-name="Heading_20_1" style:list-style-name="WWNum1">
      <style:paragraph-properties fo:break-before="page"/>
    </style:style>
    <style:style style:name="P9" style:family="paragraph" style:parent-style-name="Heading_20_3" style:list-style-name="WWNum1"/>
    <style:style style:name="P10" style:family="paragraph" style:parent-style-name="Heading_20_2" style:list-style-name="WWNum1"/>
    <style:style style:name="P11" style:family="paragraph" style:parent-style-name="Heading_20_2" style:list-style-name="WWNum1">
      <style:paragraph-properties fo:break-before="page"/>
    </style:style>
    <style:style style:name="P12" style:family="paragraph" style:parent-style-name="Title" style:master-page-name="Standard">
      <style:paragraph-properties style:page-number="auto"/>
    </style:style>
    <style:style style:name="T1" style:family="text">
      <style:text-properties style:font-name="Calibri" fo:font-size="11pt" style:font-size-asian="11pt" style:language-asian="da" style:country-asian="DK" style:font-name-complex="F" style:font-size-complex="11pt" style:language-complex="ar" style:country-complex="SA"/>
    </style:style>
    <style:style style:name="T2" style:family="text">
      <style:text-properties style:text-underline-style="solid" style:text-underline-width="auto" style:text-underline-color="font-color"/>
    </style:style>
    <style:style style:name="T3" style:family="text">
      <style:text-properties fo:language="en" fo:country="US"/>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Development</text:p>
      <text:p text:style-name="Standard"/>
      <text:p text:style-name="Contents_20_Heading">Indholdsfortegnelse</text:p>
      <text:table-of-content text:style-name="Sect1" text:protected="true" text:name="Indholdsfortegnelse1">
        <text:table-of-content-source text:outline-level="9">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Contents_20_1"><text:a xlink:type="simple" xlink:href="#_Toc401647242" text:style-name="Index_20_Link" text:visited-style-name="Index_20_Link">Organisering på github.com<text:tab/>1</text:a></text:p>
          <text:p text:style-name="Contents_20_2"><text:a xlink:type="simple" xlink:href="#_Toc401647243" text:style-name="Index_20_Link" text:visited-style-name="Index_20_Link">Nye Git-organisationer og repositories.<text:tab/>1</text:a></text:p>
          <text:p text:style-name="Contents_20_2"><text:a xlink:type="simple" xlink:href="#_Toc401647244" text:style-name="Index_20_Link" text:visited-style-name="Index_20_Link">Dokumentation<text:tab/>1</text:a></text:p>
          <text:p text:style-name="Contents_20_2"><text:a xlink:type="simple" xlink:href="#_Toc401647245" text:style-name="Index_20_Link" text:visited-style-name="Index_20_Link">Installering og opdatering<text:tab/>1</text:a></text:p>
          <text:p text:style-name="Contents_20_3"><text:a xlink:type="simple" xlink:href="#_Toc401647246" text:style-name="Index_20_Link" text:visited-style-name="Index_20_Link">Installationseksempel<text:tab/>1</text:a></text:p>
          <text:p text:style-name="Contents_20_2"><text:a xlink:type="simple" xlink:href="#_Toc401647247" text:style-name="Index_20_Link" text:visited-style-name="Index_20_Link">Versionering i GIT<text:tab/>2</text:a></text:p>
          <text:p text:style-name="Contents_20_3"><text:a xlink:type="simple" xlink:href="#_Toc401647248" text:style-name="Index_20_Link" text:visited-style-name="Index_20_Link">GitFlow-eksempel:<text:tab/>2</text:a></text:p>
          <text:p text:style-name="Contents_20_2"><text:a xlink:type="simple" xlink:href="#_Toc401647249" text:style-name="Index_20_Link" text:visited-style-name="Index_20_Link">OS2’s Git-organisationer:<text:tab/>3</text:a></text:p>
          <text:p text:style-name="Contents_20_1"><text:a xlink:type="simple" xlink:href="#_Toc401647250" text:style-name="Index_20_Link" text:visited-style-name="Index_20_Link">Licence and copyright<text:tab/>4</text:a></text:p>
          <text:p text:style-name="Contents_20_1"><text:span text:style-name="Index_20_Link"/></text:p>
        </text:index-body>
      </text:table-of-content>
      <text:p text:style-name="Standard"/>
      <text:list xml:id="list6470519131000830740" text:style-name="WWNum1">
        <text:list-item>
          <text:h text:style-name="P7" text:outline-level="1"><text:bookmark-start text:name="_Toc401647242"/>Organisering på github.com<text:bookmark-end text:name="_Toc401647242"/><text:bookmark text:name="_GoBack"/></text:h>
        </text:list-item>
      </text:list>
      <text:p text:style-name="Text_20_body"/>
      <text:list xml:id="list152202436735544" text:continue-numbering="true" text:style-name="WWNum1">
        <text:list-item>
          <text:list>
            <text:list-item>
              <text:h text:style-name="P10" text:outline-level="2"><text:bookmark-start text:name="_Toc401647243"/>Nye Git-organisationer og repositories.<text:bookmark-end text:name="_Toc401647243"/></text:h>
            </text:list-item>
          </text:list>
        </text:list-item>
      </text:list>
      <text:p text:style-name="Text_20_body">Den nye organisationsstruktur i OS2’s Gitanvendelse er opbygget ved at hver applikation har sin egen organisation på Github og al kode ligger i et Git-repository.</text:p>
      <text:p text:style-name="Text_20_body">Undtagelsen er OS2Webcore-organisationen, der vil indeholde kerne-komponenterne og som ligger i den samme struktur, men med hvert modul i sit eget Git-repository. Når et OS2Webcore-modul bruges i en af applikationerne trækkes/hentes det fra OS2Webcore-Github over i løsningens fælles Git-repo. </text:p>
      <text:list xml:id="list152202656740730" text:continue-numbering="true" text:style-name="WWNum1">
        <text:list-item>
          <text:list>
            <text:list-item>
              <text:h text:style-name="P10" text:outline-level="2"><text:bookmark-start text:name="_Toc401647244"/>Dokumentation<text:bookmark-end text:name="_Toc401647244"/></text:h>
            </text:list-item>
          </text:list>
        </text:list-item>
      </text:list>
      <text:p text:style-name="Text_20_body">Dokumentation vil blive placeret i det fælles dokumentations-repo: <text:a xlink:type="simple" xlink:href="https://github.com/OS2web/OS2_Documentation">https://github.com/OS2web/OS2_Documentation</text:a> </text:p>
      <text:list xml:id="list152202196381599" text:continue-numbering="true" text:style-name="WWNum1">
        <text:list-item>
          <text:list>
            <text:list-item>
              <text:h text:style-name="P10" text:outline-level="2"><text:bookmark-start text:name="_Toc401647245"/>Installering og opdatering<text:bookmark-end text:name="_Toc401647245"/></text:h>
            </text:list-item>
          </text:list>
        </text:list-item>
      </text:list>
      <text:p text:style-name="Text_20_body">I den nye struktur er kontrollen med opdateringer og staging lagt ud i 2 processer. Hvilket gør det muligt at lave en meget mere simpel struktur. Arbejdet med at styre forskellige versioner af applikationen er lagt ud til udviklerne og leverandørerne. Og brugerne (Kommunerne) får en installationsproces der vil være lige så simpel som at installere et normalt program på en server. </text:p>
      <text:p text:style-name="Text_20_body">Processen vil i fremtiden være at der er en version der er offentligt tilgængelig. Ved opdateringer opdaterer man koden på test.mitsystem.minkommune.dk og tester applikationen. Herefter opdateres produktionsserveren mitsystem.minkommune.dk.</text:p>
      <text:list xml:id="list152203654037153" text:continue-numbering="true" text:style-name="WWNum1">
        <text:list-item>
          <text:list>
            <text:list-item>
              <text:list>
                <text:list-item>
                  <text:h text:style-name="P9" text:outline-level="3"><text:bookmark-start text:name="_Toc401647246"/>Installationseksempel<text:bookmark-end text:name="_Toc401647246"/></text:h>
                </text:list-item>
              </text:list>
            </text:list-item>
          </text:list>
        </text:list-item>
      </text:list>
      <text:p text:style-name="Text_20_body">I dag kan man trække hele OS2Dagsordensprojektet ved at lave<text:line-break/><text:soft-page-break/>"git clone <text:a xlink:type="simple" xlink:href="https://github.com/bellcom/os2dagsorden-2.0">https://github.com/bellcom/os2dagsorden-2.0</text:a>"<text:line-break/>Og herefter køre installationen via en profil i Drupal. </text:p>
      <text:list xml:id="list152204211588593" text:continue-numbering="true" text:style-name="WWNum1">
        <text:list-item>
          <text:list>
            <text:list-item>
              <text:h text:style-name="P10" text:outline-level="2"><text:bookmark-start text:name="_Toc401647247"/>Versionering i GIT<text:bookmark-end text:name="_Toc401647247"/></text:h>
            </text:list-item>
          </text:list>
        </text:list-item>
      </text:list>
      <text:p text:style-name="Text_20_body">Efter man har installeret applikationen og man har rettet i koden eller opdateret moduler kan følgende ”recept” følges. <text:line-break/><text:line-break/>For at opdatere moduler i denne løsning:</text:p>
      <text:list xml:id="list1140326042113489390" text:style-name="WWNum2">
        <text:list-item>
          <text:p text:style-name="P6">Laver jeg ovenstående kommando. </text:p>
        </text:list-item>
        <text:list-item>
          <text:p text:style-name="P6">Laver en branch / feature branch</text:p>
        </text:list-item>
        <text:list-item>
          <text:p text:style-name="P6">Lægger updaterede moduler på i en kontrolleret version.</text:p>
        </text:list-item>
        <text:list-item>
          <text:p text:style-name="P6">Tester det.</text:p>
        </text:list-item>
        <text:list-item>
          <text:p text:style-name="P6">Commiter til Git. </text:p>
        </text:list-item>
        <text:list-item>
          <text:p text:style-name="P6">Merger</text:p>
        </text:list-item>
        <text:list-item>
          <text:p text:style-name="P3">Opdaterer relase-dokumentation</text:p>
        </text:list-item>
      </text:list>
      <text:p text:style-name="Text_20_body"><text:line-break/>Alt laves mod master-branch, men udvikles i en feature-branch. Det er vigtigt at understrege at der kun bruges <text:span text:style-name="T2">ét repository</text:span> per organisation og/eller projekt. En undtagelse for at køre med 2 repositories kunne være en planlagt major release der kræver længere tids udvikling og testning.</text:p>
      <text:p text:style-name="Text_20_body">En major release inkl. beslutningen om at køre i en branch skal godkendes af en styregruppe eller af OS2's bestyrelse. </text:p>
      <text:list xml:id="list1249141326950595163" text:style-name="WWNum3">
        <text:list-item>
          <text:p text:style-name="P4">Versions-numre kører i major/minor/(patch, bugfix). Eks. version a.b.c. = f.eks 7.22.34<text:line-break/>Hver gang der laves mindre ubetydelige rettelser og patches tælles c op.<text:line-break/>Hver gang der laves flere samtidige planlagte rettelser tælles b op og c nulstilles.<text:line-break/>Hver gang der er store ændringer tælles a op. F.eks ved skift fra Drupal 7 til Drupal 8.</text:p>
        </text:list-item>
      </text:list>
      <text:list xml:id="list152203321425475" text:continue-list="list152204211588593" text:style-name="WWNum1">
        <text:list-item>
          <text:list>
            <text:list-item>
              <text:list>
                <text:list-item>
                  <text:h text:style-name="P9" text:outline-level="3"><text:bookmark-start text:name="_Toc401647248"/>GitFlow-eksempel:<text:bookmark-end text:name="_Toc401647248"/> </text:h>
                </text:list-item>
              </text:list>
            </text:list-item>
          </text:list>
        </text:list-item>
      </text:list>
      <text:list xml:id="list5238466345769001507" text:style-name="WWNum4">
        <text:list-item>
          <text:p text:style-name="P5"><text:span text:style-name="T3">Git flow hotfix start -&gt; tæl c op i din hotfix branch -&gt; git flow hotfix finish.</text:span></text:p>
        </text:list-item>
        <text:list-item>
          <text:p text:style-name="P5"><text:span text:style-name="T3">Git flow release start -&gt; tæl b op i din release branch -&gt; git flow release finish.</text:span></text:p>
        </text:list-item>
        <text:list-item>
          <text:p text:style-name="P5">Nogen tager en stor beslutning -&gt; tæl a op i stedet for b i din release branch.</text:p>
        </text:list-item>
      </text:list>
      <text:p text:style-name="Text_20_body"/>
      <text:p text:style-name="Text_20_body">Hvis man har brug for kode før Masteropdaters så skal man benytte et versions-tag. Listen over dette findes sammen med release-plan/tidligere releases.<text:line-break/>Med hver relase skal der en tagged release-plan med. Så dette skal fremtidige leverandører levere sammen med deres ændringer. </text:p>
      <text:p text:style-name="Text_20_body"/>
      <text:p text:style-name="P1"/>
      <text:list xml:id="list152202732581208" text:continue-list="list152203321425475" text:style-name="WWNum1">
        <text:list-item>
          <text:list>
            <text:list-item>
              <text:h text:style-name="P11" text:outline-level="2"><text:bookmark-start text:name="_Toc401647249"/>OS2’s Git-organisationer:<text:bookmark-end text:name="_Toc401647249"/></text:h>
            </text:list-item>
          </text:list>
        </text:list-item>
      </text:list>
      <text:p text:style-name="Text_20_body">https://github.com/os2web</text:p>
      <text:p text:style-name="Text_20_body">https://github.com/OS2valghalla</text:p>
      <text:p text:style-name="Text_20_body">https://github.com/os2webscanner/</text:p>
      <text:p text:style-name="Text_20_body">https://github.com/os2kitos</text:p>
      <text:p text:style-name="Text_20_body">https://github.com/OS2Dagsorden</text:p>
      <text:p text:style-name="Text_20_body">https://github.com/OS2Kontaktcenter</text:p>
      <text:p text:style-name="Text_20_body">https://github.com/OS2VeRA</text:p>
      <text:p text:style-name="Text_20_body">https://github.com/OS2Search</text:p>
      <text:p text:style-name="Text_20_body">https://github.com/OS2Intranet</text:p>
      <text:p text:style-name="Text_20_body">https://github.com/OS2webcore (komponenter der genbruges på tværs af applikationer)</text:p>
      <text:p text:style-name="Text_20_body"/>
      <text:p text:style-name="Text_20_body"/>
      <text:p text:style-name="Text_20_body"/>
      <text:p text:style-name="Text_20_body"/>
      <text:list xml:id="list152203254470089" text:continue-numbering="true" text:style-name="WWNum1">
        <text:list-item>
          <text:h text:style-name="P8" text:outline-level="1"><text:bookmark-start text:name="_Toc401647250"/>Licence and copyright<text:bookmark-end text:name="_Toc401647250"/></text:h>
        </text:list-item>
      </text:list>
      <text:p text:style-name="Text_20_body">OS2 software is Copyright (c) 2014, OS2 - Offentligt digitaliseringsfællesskab (www.os2web.dk).</text:p>
      <text:p text:style-name="Standard"><text:span text:style-name="T3">The software is free software; you may use, study, modify and distribute it under the terms of version 2.0 of the Mozilla Public License. See the LICENSE file for details. If a copy of the MPL was not distributed with this file, You can obtain one at http://mozilla.org/MPL/2.0/.</text:span></text:p>
      <text:p text:style-name="P2"/>
      <text:p text:style-name="Standard"><text:span text:style-name="T3">All source code in this and the underlying directories is subject to the terms of the Mozilla Public License, v. 2.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Wingdings" svg:font-family="Wingdings" style:font-charset="x-symbol"/>
    <style:font-face style:name="OpenSymbol1" svg:font-family="OpenSymbol" style:font-adornments="Regular" style:font-pitch="variable" style:font-charset="x-symbol"/>
    <style:font-face style:name="Symbol" svg:font-family="Symbol" style:font-adornments="Regular" style:font-pitch="variable" style:font-charset="x-symbol"/>
    <style:font-face style:name="F" svg:font-family="" style:font-family-generic="swis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Calibri" svg:font-family="Calibri" style:font-family-generic="roman" style:font-pitch="variable"/>
    <style:font-face style:name="Liberation Mono1" svg:font-family="'Liberation Mono'"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Mono2" svg:font-family="'Liberation Mono'" style:font-family-generic="system" style:font-pitch="variable"/>
    <style:font-face style:name="OpenSymbol2" svg:font-family="OpenSymbol" style:font-family-generic="system" style:font-pitch="variable"/>
    <style:font-face style:name="Symbol1" svg:font-family="Symbol"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a" fo:country="DK" style:letter-kerning="true" style:font-name-asian="Droid Sans Fallback"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a" fo:country="DK" style:letter-kerning="true" style:font-name-asian="Droid Sans Fallback"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fo:hyphenation-ladder-count="no-limit" style:writing-mode="lr-tb"/>
      <style:text-properties fo:hyphenate="false" fo:hyphenation-remain-char-count="2" fo:hyphenation-push-char-count="2"/>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style:contextual-spacing="false" fo:line-height="120%"/>
    </style:style>
    <style:style style:name="List" style:family="paragraph" style:parent-style-name="Text_20_body" style:default-outline-level=""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Contents_20_Heading" style:default-outline-level="1" style:list-style-name="WWNum1" style:class="text">
      <style:text-properties fo:font-size="18pt" fo:font-weight="bold" style:font-size-asian="18pt" style:font-weight-asian="bold" style:font-size-complex="18pt" style:font-weight-complex="bold"/>
    </style:style>
    <style:style style:name="Contents_20_Heading" style:display-name="Contents Heading" style:family="paragraph" style:parent-style-name="Standard" style:default-outline-level="" style:class="index">
      <style:paragraph-properties fo:margin-top="0.423cm" fo:margin-bottom="0.212cm" style:contextual-spacing="false" fo:keep-with-next="always" text:number-lines="false" text:line-number="0"/>
      <style:text-properties style:font-name="Liberation Sans1" fo:font-family="'Liberation Sans'" style:font-family-generic="roman" style:font-pitch="variable" fo:font-size="16pt" fo:font-weight="bold" style:font-size-asian="16pt" style:font-weight-asian="bold" style:font-size-complex="16pt" style:font-weight-complex="bold"/>
    </style:style>
    <style:style style:name="Heading_20_2" style:display-name="Heading 2" style:family="paragraph" style:parent-style-name="Contents_20_Heading" style:default-outline-level="2" style:list-style-name="WWNum1"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Contents_20_Heading" style:default-outline-level="3" style:list-style-name="WWNum1" style:class="text">
      <style:paragraph-properties fo:margin-top="0.247cm" fo:margin-bottom="0.212cm" style:contextual-spacing="false"/>
      <style:text-properties fo:color="#808080" fo:font-weight="bold" style:font-weight-asian="bold" style:font-weight-complex="bold"/>
    </style:style>
    <style:style style:name="caption" style:family="paragraph" style:parent-style-name="Standard" style:default-outline-level="">
      <style:paragraph-properties fo:margin-top="0.212cm" fo:margin-bottom="0.212cm" style:contextual-spacing="false" text:number-lines="false" text:line-number="0"/>
      <style:text-properties fo:font-style="italic" style:font-style-asian="italic" style:font-style-complex="italic"/>
    </style:style>
    <style:style style:name="Quotations" style:family="paragraph" style:parent-style-name="Standard" style:default-outline-level="" style:class="html">
      <style:paragraph-properties fo:margin-left="1cm" fo:margin-right="1cm" fo:margin-top="0cm" fo:margin-bottom="0.499cm" style:contextual-spacing="false" fo:text-indent="0cm" style:auto-text-indent="false"/>
    </style:style>
    <style:style style:name="Title" style:family="paragraph" style:parent-style-name="Contents_20_Heading" style:default-outline-level=""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Contents_20_Heading" style:default-outline-level="" style:class="chapter">
      <style:paragraph-properties fo:margin-top="0.106cm" fo:margin-bottom="0.212cm" style:contextual-spacing="false" fo:text-align="center" style:justify-single-word="false"/>
      <style:text-properties fo:font-size="18pt" style:font-size-asian="18pt" style:font-size-complex="18pt"/>
    </style:style>
    <style:style style:name="Contents_20_1" style:display-name="Contents 1" style:family="paragraph" style:parent-style-name="Index" style:default-outline-level="" style:class="index">
      <style:paragraph-properties>
        <style:tab-stops>
          <style:tab-stop style:position="17cm" style:type="right" style:leader-style="dotted" style:leader-text="."/>
        </style:tab-stops>
      </style:paragraph-properties>
    </style:style>
    <style:style style:name="Preformatted_20_Text" style:display-name="Preformatted Text" style:family="paragraph" style:parent-style-name="Standard" style:default-outline-level="" style:class="html">
      <style:text-properties style:font-name="Liberation Mono1" fo:font-family="'Liberation Mono'" style:font-family-generic="roman" style:font-pitch="variable" fo:font-size="10pt" style:font-size-asian="10pt" style:font-name-complex="Liberation Mono2" style:font-family-complex="'Liberation Mono'" style:font-family-generic-complex="system" style:font-pitch-complex="variable" style:font-size-complex="10pt"/>
    </style:style>
    <style:style style:name="Contents_20_2" style:display-name="Contents 2" style:family="paragraph" style:parent-style-name="Index" style:default-outline-level=""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default-outline-level=""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ListLabel_20_1" style:display-name="ListLabel 1" style:family="text">
      <style:text-properties style:font-name-complex="Wingdings1" style:font-family-complex="Wingdings" style:font-family-generic-complex="system" style:font-pitch-complex="variable"/>
    </style:style>
    <style:style style:name="ListLabel_20_2" style:display-name="ListLabel 2" style:family="text">
      <style:text-properties style:font-name-complex="Symbol1" style:font-family-complex="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Wingdings"/>
      </text:list-level-style-bullet>
      <text:list-level-style-bullet text:level="2" text:style-name="ListLabel_20_2"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2"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2"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2"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2"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2"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2"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2"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3"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3"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5700"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ørn Andersen</meta:initial-creator>
    <dc:creator>Jon Badstue Pedersen</dc:creator>
    <meta:editing-cycles>11</meta:editing-cycles>
    <meta:creation-date>2014-10-09T10:09:00</meta:creation-date>
    <dc:date>2014-10-21T07:32:00</dc:date>
    <dc:language>da-DK</dc:language>
    <meta:editing-duration>PT48M</meta:editing-duration>
    <meta:generator>LibreOffice/4.2.6.3$Linux_X86_64 LibreOffice_project/420m0$Build-3</meta:generator>
    <meta:document-statistic meta:table-count="0" meta:image-count="0" meta:object-count="0" meta:page-count="4" meta:paragraph-count="54" meta:word-count="609" meta:character-count="4283" meta:non-whitespace-character-count="3727"/>
    <meta:user-defined meta:name="AppVersion">14.0000</meta:user-defined>
    <meta:user-defined meta:name="Company">Syddjurs Kommune</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